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2777in" fo:margin-bottom="0.0833in" fo:line-height="100%"/>
      <style:text-properties style:font-name="Tahoma" style:font-name-asian="Times New Roman" style:font-name-complex="Tahoma" style:letter-kerning="true" fo:font-size="20pt" style:font-size-asian="20pt" style:font-size-complex="20pt" style:language-asian="es" style:country-asian="MX"/>
    </style:style>
    <style:style style:name="P2" style:parent-style-name="Párrafodelista" style:family="paragraph">
      <style:text-properties style:font-name="Tahoma" style:font-name-complex="Tahoma" style:language-asian="es" style:country-asian="MX"/>
    </style:style>
    <style:style style:name="P3" style:parent-style-name="Párrafodelista" style:family="paragraph">
      <style:text-properties style:font-name="Tahoma" style:font-name-complex="Tahoma" style:language-asian="es" style:country-asian="MX"/>
    </style:style>
    <style:style style:name="P4" style:parent-style-name="Párrafodelista" style:family="paragraph">
      <style:text-properties style:font-name="Tahoma" style:font-name-complex="Tahoma" style:language-asian="es" style:country-asian="MX"/>
    </style:style>
    <style:style style:name="P5" style:parent-style-name="Párrafodelista" style:family="paragraph">
      <style:text-properties style:font-name="Tahoma" style:font-name-complex="Tahoma" style:language-asian="es" style:country-asian="MX"/>
    </style:style>
    <style:style style:name="P6" style:parent-style-name="Párrafodelista" style:family="paragraph">
      <style:text-properties style:font-name="Tahoma" style:font-name-complex="Tahoma" style:language-asian="es" style:country-asian="MX"/>
    </style:style>
    <style:style style:name="P7" style:parent-style-name="Párrafodelista" style:family="paragraph">
      <style:text-properties style:font-name="Tahoma" style:font-name-complex="Tahoma" style:language-asian="es" style:country-asian="MX"/>
    </style:style>
    <style:style style:name="P8" style:parent-style-name="Normal" style:family="paragraph">
      <style:paragraph-properties fo:margin-top="0.2777in" fo:margin-bottom="0.0833in" fo:line-height="100%"/>
    </style:style>
    <style:style style:name="T9" style:parent-style-name="Fuentedepárrafopredeter." style:family="text">
      <style:text-properties style:font-name="Tahoma" style:font-name-asian="Times New Roman" style:font-name-complex="Tahoma" style:letter-kerning="true" fo:font-size="20pt" style:font-size-asian="20pt" style:font-size-complex="20pt" style:language-asian="es" style:country-asian="MX"/>
    </style:style>
    <style:style style:name="P10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11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12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13" style:parent-style-name="Normal" style:family="paragraph">
      <style:paragraph-properties style:vertical-align="baseline" fo:margin-bottom="0in" fo:line-height="100%"/>
    </style:style>
    <style:style style:name="T14" style:parent-style-name="Fuentedepárrafopredeter." style:family="text">
      <style:text-properties style:font-name="Tahoma" style:font-name-asian="Times New Roman" style:font-name-complex="Tahoma" style:language-asian="es" style:country-asian="MX"/>
    </style:style>
    <style:style style:name="T15" style:parent-style-name="Fuentedepárrafopredeter." style:family="text">
      <style:text-properties style:font-name="Tahoma" style:font-name-asian="Times New Roman" style:font-name-complex="Tahoma" style:text-underline-type="single" style:text-underline-style="solid" style:text-underline-width="auto" style:text-underline-mode="continuous" style:language-asian="es" style:country-asian="MX"/>
    </style:style>
    <style:style style:name="T16" style:parent-style-name="Fuentedepárrafopredeter." style:family="text">
      <style:text-properties style:font-name="Tahoma" style:font-name-asian="Times New Roman" style:font-name-complex="Tahoma" style:language-asian="es" style:country-asian="MX"/>
    </style:style>
    <style:style style:name="P17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18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19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0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1" style:parent-style-name="Normal" style:family="paragraph">
      <style:paragraph-properties fo:margin-top="0.2777in" fo:margin-bottom="0.0833in" fo:line-height="100%"/>
    </style:style>
    <style:style style:name="T22" style:parent-style-name="Fuentedepárrafopredeter." style:family="text">
      <style:text-properties style:font-name="Tahoma" style:font-name-asian="Times New Roman" style:font-name-complex="Tahoma" style:letter-kerning="true" fo:font-size="20pt" style:font-size-asian="20pt" style:font-size-complex="20pt" style:language-asian="es" style:country-asian="MX"/>
    </style:style>
    <style:style style:name="P23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4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5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6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7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8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29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0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1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2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3" style:parent-style-name="Normal" style:family="paragraph">
      <style:paragraph-properties fo:margin-top="0.2777in" fo:margin-bottom="0.0833in" fo:line-height="100%"/>
    </style:style>
    <style:style style:name="T34" style:parent-style-name="Fuentedepárrafopredeter." style:family="text">
      <style:text-properties style:font-name="Tahoma" style:font-name-asian="Times New Roman" style:font-name-complex="Tahoma" style:letter-kerning="true" fo:font-size="20pt" style:font-size-asian="20pt" style:font-size-complex="20pt" style:language-asian="es" style:country-asian="MX"/>
    </style:style>
    <style:style style:name="P35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6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7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8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39" style:parent-style-name="Normal" style:family="paragraph">
      <style:paragraph-properties fo:margin-top="0.2777in" fo:margin-bottom="0.0833in" fo:line-height="100%"/>
    </style:style>
    <style:style style:name="T40" style:parent-style-name="Fuentedepárrafopredeter." style:family="text">
      <style:text-properties style:font-name="Tahoma" style:font-name-asian="Times New Roman" style:font-name-complex="Tahoma" style:letter-kerning="true" fo:font-size="20pt" style:font-size-asian="20pt" style:font-size-complex="20pt" style:language-asian="es" style:country-asian="MX"/>
    </style:style>
    <style:style style:name="P41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42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43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44" style:parent-style-name="Normal" style:family="paragraph">
      <style:paragraph-properties fo:margin-top="0.2777in" fo:margin-bottom="0.0833in" fo:line-height="100%"/>
    </style:style>
    <style:style style:name="T45" style:parent-style-name="Fuentedepárrafopredeter." style:family="text">
      <style:text-properties style:font-name="Tahoma" style:font-name-asian="Times New Roman" style:font-name-complex="Tahoma" style:letter-kerning="true" fo:font-size="20pt" style:font-size-asian="20pt" style:font-size-complex="20pt" style:language-asian="es" style:country-asian="MX"/>
    </style:style>
    <style:style style:name="P46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47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48" style:parent-style-name="Normal" style:family="paragraph">
      <style:paragraph-properties fo:margin-bottom="0in" fo:line-height="100%"/>
      <style:text-properties style:font-name="Tahoma" style:font-name-asian="Times New Roman" style:font-name-complex="Tahoma" fo:font-size="12pt" style:font-size-asian="12pt" style:font-size-complex="12pt" style:language-asian="es" style:country-asian="MX"/>
    </style:style>
    <style:style style:name="P49" style:parent-style-name="Normal" style:family="paragraph">
      <style:paragraph-properties fo:margin-top="0.2777in" fo:margin-bottom="0.0833in" fo:line-height="100%"/>
    </style:style>
    <style:style style:name="T50" style:parent-style-name="Fuentedepárrafopredeter." style:family="text">
      <style:text-properties style:font-name="Tahoma" style:font-name-asian="Times New Roman" style:font-name-complex="Tahoma" style:letter-kerning="true" fo:font-size="20pt" style:font-size-asian="20pt" style:font-size-complex="20pt" style:language-asian="es" style:country-asian="MX"/>
    </style:style>
    <style:style style:name="P51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52" style:parent-style-name="Normal" style:family="paragraph">
      <style:paragraph-properties style:vertical-align="baseline" fo:margin-bottom="0in" fo:line-height="100%"/>
      <style:text-properties style:font-name="Tahoma" style:font-name-asian="Times New Roman" style:font-name-complex="Tahoma" style:language-asian="es" style:country-asian="MX"/>
    </style:style>
    <style:style style:name="P53" style:parent-style-name="Normal" style:family="paragraph">
      <style:text-properties style:font-name="Tahoma" style:font-name-complex="Tahoma"/>
    </style:style>
  </office:automatic-styles>
  <office:body>
    <office:text text:use-soft-page-breaks="true">
      <text:p text:style-name="P1">General</text:p>
      <text:list text:style-name="LFO8" text:continue-numbering="true">
        <text:list-item>
          <text:p text:style-name="P2">Solicitar los permisos</text:p>
          <text:list text:continue-numbering="true">
            <text:list-item>
              <text:p text:style-name="P3">ACCESS_FINE_LOCATION</text:p>
            </text:list-item>
            <text:list-item>
              <text:p text:style-name="P4">READ_CONTACTS</text:p>
            </text:list-item>
            <text:list-item>
              <text:p text:style-name="P5">SEND_SMS</text:p>
            </text:list-item>
          </text:list>
        </text:list-item>
        <text:list-item>
          <text:p text:style-name="P6">Manejo de los permisos necesarios</text:p>
        </text:list-item>
        <text:list-item>
          <text:p text:style-name="P7">Guardar imágenes en la memoria interna</text:p>
        </text:list-item>
      </text:list>
      <text:p text:style-name="P8"><text:span text:style-name="T9">Alerta</text:span></text:p>
      <text:list text:style-name="LFO1" text:continue-numbering="true">
        <text:list-item>
          <text:p text:style-name="P10">Checar la locación cuando se active la alerta.</text:p>
        </text:list-item>
        <text:list-item>
          <text:p text:style-name="P11">Mostrar en la interfaz si<text:s/>está<text:s/>activo o no la alerta</text:p>
        </text:list-item>
        <text:list-item>
          <text:p text:style-name="P12">Si aún no se ha seleccionado ningún contacto, solicitar que escoja algún contacto para habilitar la alerta</text:p>
        </text:list-item>
        <text:list-item>
          <text:p text:style-name="P13"><text:span text:style-name="T14">Listar todas las activaciones de las alertas hechas [fecha, hora, estado del<text:s/></text:span><text:span text:style-name="T15">envío</text:span><text:span text:style-name="T16">]</text:span></text:p>
        </text:list-item>
        <text:list-item>
          <text:p text:style-name="P17">Si aún no se ha disparado ningún alerta, poner un mensaje centrado de la pantalla</text:p>
        </text:list-item>
        <text:list-item>
          <text:p text:style-name="P18">Modificar el mensaje predefinido del mensaje que se envía</text:p>
        </text:list-item>
        <text:list-item>
          <text:p text:style-name="P19">Desde la notificación creada podrá desactivar la alerta</text:p>
        </text:list-item>
        <text:list-item>
          <text:p text:style-name="P20">Si fue disparada la alerta en las notificaciones se podrá cancelar el envío de mensajes</text:p>
        </text:list-item>
      </text:list>
      <text:p text:style-name="P21"><text:span text:style-name="T22">Contactos</text:span></text:p>
      <text:list text:style-name="LFO2" text:continue-numbering="true">
        <text:list-item>
          <text:p text:style-name="P23">Ver lista de contactos</text:p>
        </text:list-item>
        <text:list-item>
          <text:p text:style-name="P24">Agregar contacto</text:p>
        </text:list-item>
        <text:list-item>
          <text:p text:style-name="P25">Importar contacto</text:p>
        </text:list-item>
        <text:list-item>
          <text:p text:style-name="P26">Ver detalles del contacto</text:p>
        </text:list-item>
        <text:list-item>
          <text:p text:style-name="P27">Modificar contacto</text:p>
        </text:list-item>
        <text:list-item>
          <text:p text:style-name="P28">Cambiar imagen de perfil</text:p>
        </text:list-item>
        <text:list-item>
          <text:p text:style-name="P29">Eliminar imagen de perfil</text:p>
        </text:list-item>
        <text:list-item>
          <text:p text:style-name="P30">Eliminar al contacto </text:p>
        </text:list-item>
        <text:list-item>
          <text:p text:style-name="P31">Activar / Desactivar como contacto de confianza</text:p>
        </text:list-item>
        <text:list-item>
          <text:p text:style-name="P32">Mostrar un mensaje si aún no se ha agregado algún contacto</text:p>
        </text:list-item>
      </text:list>
      <text:p text:style-name="P33"><text:span text:style-name="T34">Perfil</text:span></text:p>
      <text:list text:style-name="LFO3" text:continue-numbering="true">
        <text:list-item>
          <text:p text:style-name="P35">Ver los datos personales</text:p>
        </text:list-item>
        <text:list-item>
          <text:p text:style-name="P36">Editar los datos personales [Nombre, lugares seguros, foto]</text:p>
        </text:list-item>
        <text:list-item>
          <text:p text:style-name="P37">Limpiar los datos de toda la aplicación</text:p>
        </text:list-item>
        <text:list-item>
          <text:p text:style-name="P38">Mostrar instrucciones de uso</text:p>
        </text:list-item>
      </text:list>
      <text:p text:style-name="P39"><text:span text:style-name="T40">Onboarding</text:span></text:p>
      <text:list text:style-name="LFO4" text:continue-numbering="true">
        <text:list-item>
          <text:p text:style-name="P41">Crear una secuencia ilustrada del funcionamiento de la aplicación si se entró por primera vez (gifs/video)</text:p>
        </text:list-item>
        <text:list-item>
          <text:p text:style-name="P42">Crear instrucciones de uso guiada si se entró por primera vez</text:p>
        </text:list-item>
        <text:list-item>
          <text:p text:style-name="P43">Crear pantalla de carga al iniciar la app </text:p>
        </text:list-item>
      </text:list>
      <text:p text:style-name="P44"><text:span text:style-name="T45">Configuraciones</text:span></text:p>
      <text:list text:style-name="LFO5" text:continue-numbering="true">
        <text:list-item>
          <text:p text:style-name="P46">Ver las políticas de la aplicación</text:p>
        </text:list-item>
        <text:list-item>
          <text:p text:style-name="P47">Ver información de la aplicación</text:p>
        </text:list-item>
      </text:list>
      <text:p text:style-name="P48"/>
      <text:p text:style-name="P49"><text:span text:style-name="T50">Futuras</text:span></text:p>
      <text:list text:style-name="LFO6" text:continue-numbering="true">
        <text:list-item>
          <text:p text:style-name="P51">Poner anuncios</text:p>
        </text:list-item>
        <text:list-item>
          <text:p text:style-name="P52">Exportar la lista de alertas</text:p>
        </text:list-item>
      </text:list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MX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MX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MX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Villalobos</meta:initial-creator>
    <dc:creator>Luis Villalobos</dc:creator>
    <meta:creation-date>2020-07-28T17:50:00Z</meta:creation-date>
    <dc:date>2020-07-29T00:24:00Z</dc:date>
    <meta:template xlink:href="Normal.dotm" xlink:type="simple"/>
    <meta:editing-cycles>3</meta:editing-cycles>
    <meta:editing-duration>PT23640S</meta:editing-duration>
    <meta:document-statistic meta:page-count="1" meta:paragraph-count="3" meta:word-count="237" meta:character-count="1542" meta:row-count="10" meta:non-whitespace-character-count="1308"/>
  </office:meta>
</office:document-meta>
</file>